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1.5437in"/>
    </style:style>
    <style:style style:name="co13" style:family="table-column">
      <style:table-column-properties fo:break-before="auto" style:column-width="3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Compression supports</text:p>
          </table:table-cell>
          <table:table-cell table:style-name="ce3" office:value-type="string" calcext:value-type="string">
            <text:p>Utilities</text:p>
          </table:table-cell>
          <table:table-cell table:style-name="ce3" office:value-type="string" calcext:value-type="string">
            <text:p>File systems</text:p>
          </table:table-cell>
          <table:table-cell table:style-name="ce3" office:value-type="string" calcext:value-type="string">
            <text:p>Multimedia codecs</text:p>
          </table:table-cell>
          <table:table-cell table:style-name="ce3" office:value-type="string" calcext:value-type="string">
            <text:p>Libraries</text:p>
          </table:table-cell>
          <table:table-cell table:style-name="ce3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</text:p>
          </table:table-cell>
          <table:table-cell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-pulseaudio</text:p>
          </table:table-cell>
          <table:table-cell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</text:p>
          </table:table-cell>
          <table:table-cell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-minimal</text:p>
          </table:table-cell>
          <table:table-cell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</text:p>
          </table:table-cell>
          <table:table-cell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-minimal</text:p>
          </table:table-cell>
          <table:table-cell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ecstack</text:p>
          </table:table-cell>
          <table:table-cell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jdk-18-jre</text:p>
          </table:table-cell>
          <table:table-cell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office:value-type="string" calcext:value-type="string">
            <text:p>libgtk-3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ox3</text:p>
          </table:table-cell>
          <table:table-cell office:value-type="string" calcext:value-type="string">
            <text:p>libgssapi3-heimdal</text:p>
          </table:table-cell>
          <table:table-cell office:value-type="string" calcext:value-type="string">
            <text:p>libpangoxft-1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luid-soundfont-gm</text:p>
          </table:table-cell>
          <table:table-cell office:value-type="string" calcext:value-type="string">
            <text:p>libfann2</text:p>
          </table:table-cell>
          <table:table-cell office:value-type="string" calcext:value-type="string">
            <text:p>libftgl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luid-soundfont-gs</text:p>
          </table:table-cell>
          <table:table-cell office:value-type="string" calcext:value-type="string">
            <text:p>libpython2-stdli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freeimageplus3</text:p>
          </table:table-cell>
          <table:table-cell office:value-type="string" calcext:value-type="string">
            <text:p>libpython2.7-minim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openjp2-7</text:p>
          </table:table-cell>
          <table:table-cell office:value-type="string" calcext:value-type="string">
            <text:p>libpython2.7-stdli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smpeg0</text:p>
          </table:table-cell>
          <table:table-cell office:value-type="string" calcext:value-type="string">
            <text:p>libudev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conf-2-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filesystem1.74.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system1.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amin0</text:p>
          </table:table-cell>
          <table:table-cell table:number-columns-repeated="3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3" office:value-type="string" calcext:value-type="string">
            <text:p>Compression supports</text:p>
          </table:table-cell>
          <table:table-cell table:style-name="ce3" office:value-type="string" calcext:value-type="string">
            <text:p>Multimedia codecs</text:p>
          </table:table-cell>
          <table:table-cell table:style-name="ce3" office:value-type="string" calcext:value-type="string">
            <text:p>Libraries</text:p>
          </table:table-cell>
          <table:table-cell table:style-name="ce3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/>
          <table:table-cell office:value-type="string" calcext:value-type="string">
            <text:p>libsmpeg0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 office:value-type="string" calcext:value-type="string">
            <text:p>libgtk-3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 office:value-type="string" calcext:value-type="string">
            <text:p>libpangoxft-1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ttf2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ssapi3-heim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conf-2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filesystem1.74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system1.74</text:p>
          </table:table-cell>
          <table:table-cell/>
        </table:table-row>
      </table:table>
      <table:table table:name="compat packages" table:style-name="ta1">
        <table:table-column table:style-name="co13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25T03:45:32.666800176</dc:date>
    <meta:editing-duration>PT9H48M</meta:editing-duration>
    <meta:editing-cycles>98</meta:editing-cycles>
    <meta:generator>LibreOffice/7.3.4.2$Linux_X86_64 LibreOffice_project/30$Build-2</meta:generator>
    <meta:document-statistic meta:table-count="3" meta:cell-count="269" meta:object-count="0"/>
  </office:meta>
</office:document-meta>
</file>